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Verdana" svg:font-family="Verdana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1" style:family="table">
      <style:table-properties style:width="13.508cm" table:align="left"/>
    </style:style>
    <style:style style:name="Tabel1.A" style:family="table-column">
      <style:table-column-properties style:column-width="3.059cm"/>
    </style:style>
    <style:style style:name="Tabel1.B" style:family="table-column">
      <style:table-column-properties style:column-width="10.449cm"/>
    </style:style>
    <style:style style:name="Tabel1.A1" style:family="table-cell">
      <style:table-cell-properties style:vertical-align="middle" fo:background-color="#000000" fo:padding="0.049cm" fo:border="none">
        <style:background-image/>
      </style:table-cell-properties>
    </style:style>
    <style:style style:name="Tabel2" style:family="table">
      <style:table-properties style:width="17cm" table:align="left"/>
    </style:style>
    <style:style style:name="Tabel2.A" style:family="table-column">
      <style:table-column-properties style:column-width="2.9cm"/>
    </style:style>
    <style:style style:name="Tabel2.B" style:family="table-column">
      <style:table-column-properties style:column-width="14.101cm"/>
    </style:style>
    <style:style style:name="Tabel2.A1" style:family="table-cell">
      <style:table-cell-properties fo:background-color="#000000">
        <style:background-image/>
      </style:table-cell-properties>
    </style:style>
    <style:style style:name="Tabel2.B1" style:family="table-cell">
      <style:table-cell-properties style:vertical-align="middle" fo:background-color="#000000">
        <style:background-image/>
      </style:table-cell-properties>
    </style:style>
    <style:style style:name="Tabel3" style:family="table">
      <style:table-properties style:width="5.648cm" table:align="left"/>
    </style:style>
    <style:style style:name="Tabel3.A" style:family="table-column">
      <style:table-column-properties style:column-width="2.044cm"/>
    </style:style>
    <style:style style:name="Tabel3.B" style:family="table-column">
      <style:table-column-properties style:column-width="3.604cm"/>
    </style:style>
    <style:style style:name="Tabel3.A1" style:family="table-cell">
      <style:table-cell-properties style:vertical-align="middle" fo:background-color="#000000">
        <style:background-image/>
      </style:table-cell-properties>
    </style:style>
    <style:style style:name="Tabel4" style:family="table">
      <style:table-properties style:width="6.708cm" table:align="left"/>
    </style:style>
    <style:style style:name="Tabel4.A" style:family="table-column">
      <style:table-column-properties style:column-width="2.658cm"/>
    </style:style>
    <style:style style:name="Tabel4.B" style:family="table-column">
      <style:table-column-properties style:column-width="4.05cm"/>
    </style:style>
    <style:style style:name="Tabel4.A1" style:family="table-cell">
      <style:table-cell-properties style:vertical-align="middle" fo:background-color="#000000">
        <style:background-image/>
      </style:table-cell-properties>
    </style:style>
    <style:style style:name="Tabel5" style:family="table">
      <style:table-properties style:width="6.886cm" table:align="left"/>
    </style:style>
    <style:style style:name="Tabel5.A" style:family="table-column">
      <style:table-column-properties style:column-width="2.836cm"/>
    </style:style>
    <style:style style:name="Tabel5.B" style:family="table-column">
      <style:table-column-properties style:column-width="4.05cm"/>
    </style:style>
    <style:style style:name="Tabel5.A1" style:family="table-cell">
      <style:table-cell-properties style:vertical-align="middle" fo:background-color="#000000">
        <style:background-image/>
      </style:table-cell-properties>
    </style:style>
    <style:style style:name="Tabel6" style:family="table">
      <style:table-properties style:width="7.049cm" table:align="left"/>
    </style:style>
    <style:style style:name="Tabel6.A" style:family="table-column">
      <style:table-column-properties style:column-width="2.999cm"/>
    </style:style>
    <style:style style:name="Tabel6.B" style:family="table-column">
      <style:table-column-properties style:column-width="4.05cm"/>
    </style:style>
    <style:style style:name="Tabel6.A1" style:family="table-cell">
      <style:table-cell-properties style:vertical-align="middle" fo:background-color="#000000">
        <style:background-image/>
      </style:table-cell-properties>
    </style:style>
    <style:style style:name="Tabel7" style:family="table">
      <style:table-properties style:width="16.704cm" table:align="left"/>
    </style:style>
    <style:style style:name="Tabel7.A" style:family="table-column">
      <style:table-column-properties style:column-width="2.355cm"/>
    </style:style>
    <style:style style:name="Tabel7.B" style:family="table-column">
      <style:table-column-properties style:column-width="2.972cm"/>
    </style:style>
    <style:style style:name="Tabel7.C" style:family="table-column">
      <style:table-column-properties style:column-width="2.275cm"/>
    </style:style>
    <style:style style:name="Tabel7.A1" style:family="table-cell">
      <style:table-cell-properties style:vertical-align="middle" fo:background-color="#000000" fo:padding="0.053cm" fo:border="none">
        <style:background-image/>
      </style:table-cell-properties>
    </style:style>
    <style:style style:name="Tabel7.B5" style:family="table-cell">
      <style:table-cell-properties fo:padding="0.053cm" fo:border="none"/>
    </style:style>
    <style:style style:name="fr1" style:family="graphic" style:parent-style-name="Graphics">
      <style:graphic-properties fo:margin-left="0cm" fo:margin-right="0cm" fo:margin-top="0cm" fo:margin-bottom="0cm" style:vertical-pos="middle" style:vertical-rel="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w belangrijkste persoonlijke kwaliteiten</text:p>
      <text:p text:style-name="Standard"/>
      <text:p text:style-name="Standard">Deze drie kwaliteiten hebt u het meest. Die kwaliteiten zult u vooral gebruiken in werk. Zoek een baan waar u deze kwaliteiten goed kunt gebruiken.</text:p>
      <text:p text:style-name="Standard"/>
      <table:table table:name="Tabel1" table:style-name="Tabel1">
        <table:table-column table:style-name="Tabel1.A"/>
        <table:table-column table:style-name="Tabel1.B"/>
        <table:table-row>
          <table:table-cell table:style-name="Tabel1.A1" office:value-type="string">
            <text:p text:style-name="Standard">Gevoelig</text:p>
          </table:table-cell>
          <table:table-cell table:style-name="Tabel1.A1" office:value-type="string">
            <text:p text:style-name="Standard">U bent zeer gevoelig voor wat anderen vinden en voelen.</text:p>
          </table:table-cell>
        </table:table-row>
        <table:table-row>
          <table:table-cell table:style-name="Tabel1.A1" office:value-type="string">
            <text:p text:style-name="Standard">Besluitvaardig</text:p>
          </table:table-cell>
          <table:table-cell table:style-name="Tabel1.A1" office:value-type="string">
            <text:p text:style-name="Standard">U wilt graag sturen en beslissingen nemen.</text:p>
          </table:table-cell>
        </table:table-row>
        <table:table-row>
          <table:table-cell table:style-name="Tabel1.A1" office:value-type="string">
            <text:p text:style-name="Standard">Bedachtzaam</text:p>
          </table:table-cell>
          <table:table-cell table:style-name="Tabel1.A1" office:value-type="string">
            <text:p text:style-name="Standard">U denkt eerst goed na over een beslissing.</text:p>
          </table:table-cell>
        </table:table-row>
      </table:table>
      <text:p text:style-name="Standard"><text:line-break/><text:line-break/></text:p>
      <text:p text:style-name="Standard">2. Beschrijving van uw persoonlijke kwaliteiten</text:p>
      <text:p text:style-name="Standard"/>
      <text:p text:style-name="Standard">Hieronder wordt de uitkomst van de vragenlijst beschreven. Uw antwoorden zijn vergeleken met de antwoorden van een groot aantal mensen. U wordt ingedeeld in ëën van de volgende categorieën:</text:p>
      <text:p text:style-name="Standard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Standard">Laag</text:p>
          </table:table-cell>
          <table:table-cell table:style-name="Tabel2.B1" office:value-type="string">
            <text:p text:style-name="Standard">U scoort laag op dit onderdeel. 90% van de mensen scoort hoger.</text:p>
          </table:table-cell>
        </table:table-row>
        <table:table-row>
          <table:table-cell table:style-name="Tabel2.A1" office:value-type="string">
            <text:p text:style-name="Standard">Beneden gemiddeld</text:p>
          </table:table-cell>
          <table:table-cell table:style-name="Tabel2.B1" office:value-type="string">
            <text:p text:style-name="Standard">U scoort beneden gemiddeld. 70% van de mensen scoort hoger.</text:p>
          </table:table-cell>
        </table:table-row>
        <table:table-row>
          <table:table-cell table:style-name="Tabel2.A1" office:value-type="string">
            <text:p text:style-name="Standard">Gemiddeld</text:p>
          </table:table-cell>
          <table:table-cell table:style-name="Tabel2.B1" office:value-type="string">
            <text:p text:style-name="Standard">U scoort gemiddeld op dit onderdeel. 30% van de mensen scoort lager en 30% van de mensen scoort hoger. U zit in de middengroep.</text:p>
          </table:table-cell>
        </table:table-row>
        <table:table-row>
          <table:table-cell table:style-name="Tabel2.A1" office:value-type="string">
            <text:p text:style-name="Standard">Boven gemiddeld</text:p>
          </table:table-cell>
          <table:table-cell table:style-name="Tabel2.B1" office:value-type="string">
            <text:p text:style-name="Standard">U scoort boven gemiddeld. 70% van de mensen scoort lager.</text:p>
          </table:table-cell>
        </table:table-row>
        <table:table-row>
          <table:table-cell table:style-name="Tabel2.A1" office:value-type="string">
            <text:p text:style-name="Standard">Hoog</text:p>
          </table:table-cell>
          <table:table-cell table:style-name="Tabel2.B1" office:value-type="string">
            <text:p text:style-name="Standard">U scoort hoog op dit onderdeel. 90% scoort lager.</text:p>
          </table:table-cell>
        </table:table-row>
      </table:table>
      <text:p text:style-name="Standard"/>
      <text:p text:style-name="Standard">Communicatie</text:p>
      <text:p text:style-name="Standard"/>
      <text:p text:style-name="Standard">Hoe u omgaat met uw eigen gevoelens en die van anderen heeft te maken met hoe open, gevoelig en medelevend u bent. Uw scores op deze eigenschappen zijn:</text:p>
      <text:p text:style-name="Standard"/>
      <table:table table:name="Tabel3" table:style-name="Tabel3">
        <table:table-column table:style-name="Tabel3.A"/>
        <table:table-column table:style-name="Tabel3.B"/>
        <table:table-row>
          <table:table-cell table:style-name="Tabel3.A1" office:value-type="string">
            <text:p text:style-name="Standard">Open</text:p>
          </table:table-cell>
          <table:table-cell table:style-name="Tabel3.A1" office:value-type="string">
            <text:p text:style-name="Standard">: gemiddeld</text:p>
          </table:table-cell>
        </table:table-row>
        <table:table-row>
          <table:table-cell table:style-name="Tabel3.A1" office:value-type="string">
            <text:p text:style-name="Standard">Gevoelig</text:p>
          </table:table-cell>
          <table:table-cell table:style-name="Tabel3.A1" office:value-type="string">
            <text:p text:style-name="Standard">: boven gemiddeld</text:p>
          </table:table-cell>
        </table:table-row>
        <table:table-row>
          <table:table-cell table:style-name="Tabel3.A1" office:value-type="string">
            <text:p text:style-name="Standard">Medeleven</text:p>
          </table:table-cell>
          <table:table-cell table:style-name="Tabel3.A1" office:value-type="string">
            <text:p text:style-name="Standard">: gemiddeld</text:p>
          </table:table-cell>
        </table:table-row>
      </table:table>
      <text:p text:style-name="Standard"/>
      <text:p text:style-name="Standard">U bent soms naar binnen gekeerd, soms bent u opener. U vindt het prettig om uw gevoelens en gedachten met anderen te delen, maar u kiest uw woorden zorgvuldig. U wilt de ander eerst beter leren kennen voordat u meer van uzelf laat zien.<text:line-break/>U toont veel belangstelling voor anderen. U kunt u inleven in de gevoelens van anderen en daar goed op reageren.<text:line-break/>U bent redelijk medelevend en bereid om anderen te helpen. U geeft daarbij wel uw grenzen aan. Als het niet nodig is, mag een ander het doen.</text:p>
      <text:p text:style-name="Standard"/>
      <text:p text:style-name="Standard">Richting geven</text:p>
      <text:p text:style-name="Standard"/>
      <text:p text:style-name="Standard">Hoe u richting geeft aan uw eigen taken en ontwikkeling en die van anderen, heeft te maken met hoe ambitieus, besluitvaardig en onafhankelijk u wilt zijn. Uw scores op deze eigenschappen zijn:</text:p>
      <text:p text:style-name="Standard"/>
      <table:table table:name="Tabel4" table:style-name="Tabel4">
        <table:table-column table:style-name="Tabel4.A"/>
        <table:table-column table:style-name="Tabel4.B"/>
        <table:table-row>
          <table:table-cell table:style-name="Tabel4.A1" office:value-type="string">
            <text:p text:style-name="Standard">Ambitieus</text:p>
          </table:table-cell>
          <table:table-cell table:style-name="Tabel4.A1" office:value-type="string">
            <text:p text:style-name="Standard">: gemiddeld</text:p>
          </table:table-cell>
        </table:table-row>
        <table:table-row>
          <table:table-cell table:style-name="Tabel4.A1" office:value-type="string">
            <text:p text:style-name="Standard">Besluitvaardig</text:p>
          </table:table-cell>
          <table:table-cell table:style-name="Tabel4.A1" office:value-type="string">
            <text:p text:style-name="Standard">: boven gemiddeld</text:p>
          </table:table-cell>
        </table:table-row>
        <table:table-row>
          <table:table-cell table:style-name="Tabel4.A1" office:value-type="string">
            <text:p text:style-name="Standard">Onafhankelijk</text:p>
          </table:table-cell>
          <table:table-cell table:style-name="Tabel4.A1" office:value-type="string">
            <text:p text:style-name="Standard">: beneden gemiddeld</text:p>
          </table:table-cell>
        </table:table-row>
      </table:table>
      <text:p text:style-name="Standard"/>
      <text:p text:style-name="Standard">U wilt uzelf bewijzen, maar u streeft niet naar een hoge status. U neemt uw werk serieus en wilt <text:soft-page-break/>uzelf inhoudelijk verder ontwikkelen. Naast het werken wilt u voldoende vrije tijd overhouden voor uw hobby’s en andere interesses.<text:line-break/>U wilt graag invloed uitoefenen. In de groep treedt u gemakkelijk op de voorgrond. U bepaalt wat er gebeurt. De rol van leider past bij u hoewel u niet uit bent op macht. U wilt vooral resultaten halen.<text:line-break/>U wilt graag de ruimte krijgen om uw taken zelfstandig uit te voeren. U hebt wel duidelijkheid nodig om te doen wat er van u verwacht wordt. Ook wilt u om hulp kunnen vragen in uw omgeving als het bijvoorbeeld tegen zit. U hecht minder aan uw onafhankelijkheid.</text:p>
      <text:p text:style-name="Standard"/>
      <text:p text:style-name="Standard">Initiatief</text:p>
      <text:p text:style-name="Standard"/>
      <text:p text:style-name="Standard">Hoe u overgaat tot actie en ideeën bedenkt, heeft te maken met de energie die u hebt, de waardering die u hebt voor uw eigen prestaties en of u vindingrijk bent. Uw scores op deze eigenschappen zijn:</text:p>
      <text:p text:style-name="Standard"/>
      <table:table table:name="Tabel5" table:style-name="Tabel5">
        <table:table-column table:style-name="Tabel5.A"/>
        <table:table-column table:style-name="Tabel5.B"/>
        <table:table-row>
          <table:table-cell table:style-name="Tabel5.A1" office:value-type="string">
            <text:p text:style-name="Standard">Energie</text:p>
          </table:table-cell>
          <table:table-cell table:style-name="Tabel5.A1" office:value-type="string">
            <text:p text:style-name="Standard">: beneden gemiddeld</text:p>
          </table:table-cell>
        </table:table-row>
        <table:table-row>
          <table:table-cell table:style-name="Tabel5.A1" office:value-type="string">
            <text:p text:style-name="Standard">Zelfvertrouwen</text:p>
          </table:table-cell>
          <table:table-cell table:style-name="Tabel5.A1" office:value-type="string">
            <text:p text:style-name="Standard">: beneden gemiddeld</text:p>
          </table:table-cell>
        </table:table-row>
        <table:table-row>
          <table:table-cell table:style-name="Tabel5.A1" office:value-type="string">
            <text:p text:style-name="Standard">Vindingrijk</text:p>
          </table:table-cell>
          <table:table-cell table:style-name="Tabel5.A1" office:value-type="string">
            <text:p text:style-name="Standard">: beneden gemiddeld</text:p>
          </table:table-cell>
        </table:table-row>
      </table:table>
      <text:p text:style-name="Standard"/>
      <text:p text:style-name="Standard">Het liefst werkt u in uw eigen, rustige tempo. Door enige druk en prikkels vanuit uw omgeving, kunt u wel tot meer presteren worden aangemoedigd.<text:line-break/>U bent redelijk kritisch naar uzelf en bescheiden over uw eigen kwaliteiten en vaardigheden. Vooral in nieuwe situaties kunt u zich onzeker voelen. Misschien is het zinvol minder kritisch naar uzelf te zijn.<text:line-break/>U wilt liever duidelijk werk dan werk waar ideeën en concepten voor nodig zijn. Als het moet kunt u wel vanuit de kennis die u in de praktijk hebt opgedaan, suggesties voor verbetering aandragen.</text:p>
      <text:p text:style-name="Standard"/>
      <text:p text:style-name="Standard">Zorgvuldig</text:p>
      <text:p text:style-name="Standard"/>
      <text:p text:style-name="Standard">Hoe zorgvuldig u te werk gaat, heeft te maken met hoe serieus u uw werk neemt, hoe goed u nadenkt voordat u een beslissing neemt en behoefte hebt nauwkeurig te werken.</text:p>
      <text:p text:style-name="Standard"/>
      <table:table table:name="Tabel6" table:style-name="Tabel6">
        <table:table-column table:style-name="Tabel6.A"/>
        <table:table-column table:style-name="Tabel6.B"/>
        <table:table-row>
          <table:table-cell table:style-name="Tabel6.A1" office:value-type="string">
            <text:p text:style-name="Standard">Serieus</text:p>
          </table:table-cell>
          <table:table-cell table:style-name="Tabel6.A1" office:value-type="string">
            <text:p text:style-name="Standard">: beneden gemiddeld</text:p>
          </table:table-cell>
        </table:table-row>
        <table:table-row>
          <table:table-cell table:style-name="Tabel6.A1" office:value-type="string">
            <text:p text:style-name="Standard">Bedachtzaam</text:p>
          </table:table-cell>
          <table:table-cell table:style-name="Tabel6.A1" office:value-type="string">
            <text:p text:style-name="Standard">: boven gemiddeld</text:p>
          </table:table-cell>
        </table:table-row>
        <table:table-row>
          <table:table-cell table:style-name="Tabel6.A1" office:value-type="string">
            <text:p text:style-name="Standard">Nauwkeurigheid</text:p>
          </table:table-cell>
          <table:table-cell table:style-name="Tabel6.A1" office:value-type="string">
            <text:p text:style-name="Standard">: gemiddeld</text:p>
          </table:table-cell>
        </table:table-row>
      </table:table>
      <text:p text:style-name="Standard"/>
      <text:p text:style-name="Standard">Voor taken die u weinig zinvol of interessant vindt, zet u zich minder in. U hebt de neiging om die taken niet uit te voeren en bezig te gaan met andere dingen.<text:line-break/>U denkt goed na over een beslissing. U bereidt zich ook goed voor op uw werk. Soms kunt u aarzelen maar nooit te lang. U twijfelt niet en neemt een beslissing.<text:line-break/>U bent redelijk netjes en werkt volgens een plan. Hierdoor houdt u overzicht op uw taken. U bent ook flexibel en bereid om uw plannen aan te passen. U kunt goed improviseren.</text:p>
      <text:p text:style-name="Standard"><text:line-break/></text:p>
      <text:p text:style-name="Standard">Grafische weergave van uw persoonlijke eigenschappen</text:p>
      <text:p text:style-name="Standard"><text:line-break/>1.laag, 2. beneden gemiddeld, 3.gemiddeld, 4. boven gemiddeld, 5. hoog</text:p>
      <table:table table:name="Tabel7" table:style-name="Tabel7">
        <table:table-column table:style-name="Tabel7.A"/>
        <table:table-column table:style-name="Tabel7.B"/>
        <table:table-column table:style-name="Tabel7.C" table:number-columns-repeated="5"/>
        <table:table-row>
          <table:table-cell table:style-name="Tabel7.A1" table:number-columns-spanned="2" office:value-type="string">
            <text:p text:style-name="Standard">Communicatie</text:p>
          </table:table-cell>
          <table:covered-table-cell/>
          <table:table-cell table:style-name="Tabel7.A1" office:value-type="string">
            <text:p text:style-name="Standard">laag</text:p>
          </table:table-cell>
          <table:table-cell table:style-name="Tabel7.A1" office:value-type="string">
            <text:p text:style-name="Standard">beneden<text:line-break/>gemiddeld</text:p>
          </table:table-cell>
          <table:table-cell table:style-name="Tabel7.A1" office:value-type="string">
            <text:p text:style-name="Standard">gemiddeld</text:p>
          </table:table-cell>
          <table:table-cell table:style-name="Tabel7.A1" office:value-type="string">
            <text:p text:style-name="Standard">boven<text:line-break/>gemiddeld</text:p>
          </table:table-cell>
          <table:table-cell table:style-name="Tabel7.A1" office:value-type="string">
            <text:p text:style-name="Standard">hoog</text:p>
          </table:table-cell>
        </table:table-row>
        <table:table-row>
          <table:table-cell table:style-name="Tabel7.A1" office:value-type="string">
            <text:p text:style-name="Standard"> </text:p>
          </table:table-cell>
          <table:table-cell table:style-name="Tabel7.A1" office:value-type="string">
            <text:p text:style-name="Standard">Open</text:p>
          </table:table-cell>
          <table:table-cell table:style-name="Tabel7.A1" office:value-type="string">
            <text:p text:style-name="Standard"><draw:frame draw:style-name="fr1" draw:name="Afbeelding1" text:anchor-type="as-char" svg:width="2.17cm" svg:height="0.265cm" draw:z-index="0"><draw:image xlink:href="http://public.cwicompetentie.nl/images/gfxline.gif" xlink:type="simple" xlink:show="embed" xlink:actuate="onLoad"/></draw:frame></text:p>
          </table:table-cell>
          <table:table-cell table:style-name="Tabel7.A1" office:value-type="string">
            <text:p text:style-name="Standard"><draw:frame draw:style-name="fr1" draw:name="Afbeelding2" text:anchor-type="as-char" svg:width="2.17cm" svg:height="0.265cm" draw:z-index="1"><draw:image xlink:href="http://public.cwicompetentie.nl/images/gfxline.gif" xlink:type="simple" xlink:show="embed" xlink:actuate="onLoad"/></draw:frame></text:p>
          </table:table-cell>
          <table:table-cell table:style-name="Tabel7.A1" office:value-type="string">
            <text:p text:style-name="Standard"><draw:frame draw:style-name="fr1" draw:name="Afbeelding3" text:anchor-type="as-char" svg:width="2.17cm" svg:height="0.265cm" draw:z-index="2"><draw:image xlink:href="http://public.cwicompetentie.nl/images/gfxline.gif" xlink:type="simple" xlink:show="embed" xlink:actuate="onLoad"/></draw:frame></text:p>
          </table:table-cell>
          <table:table-cell table:style-name="Tabel7.A1" office:value-type="string">
            <text:p text:style-name="Standard"><draw:frame draw:style-name="fr1" draw:name="Afbeelding4" text:anchor-type="as-char" svg:width="2.17cm" svg:height="0.265cm" draw:z-index="3"><draw:image xlink:href="http://public.cwicompetentie.nl/images/spacer.gif" xlink:type="simple" xlink:show="embed" xlink:actuate="onLoad"/></draw:frame></text:p>
          </table:table-cell>
          <table:table-cell table:style-name="Tabel7.A1" office:value-type="string">
            <text:p text:style-name="Standard"><draw:frame draw:style-name="fr1" draw:name="Afbeelding5" text:anchor-type="as-char" svg:width="2.17cm" svg:height="0.265cm" draw:z-index="4"><draw:image xlink:href="http://public.cwicompetentie.nl/images/spacer.gif" xlink:type="simple" xlink:show="embed" xlink:actuate="onLoad"/></draw:frame></text:p>
          </table:table-cell>
        </table:table-row>
        <table:table-row>
          <table:table-cell table:style-name="Tabel7.A1" office:value-type="string">
            <text:p text:style-name="Standard"> </text:p>
          </table:table-cell>
          <table:table-cell table:style-name="Tabel7.A1" office:value-type="string">
            <text:p text:style-name="Standard">Gevoelig</text:p>
          </table:table-cell>
          <table:table-cell table:style-name="Tabel7.A1" office:value-type="string">
            <text:p text:style-name="Standard"><draw:frame draw:style-name="fr1" draw:name="Afbeelding6" text:anchor-type="as-char" svg:width="2.17cm" svg:height="0.265cm" draw:z-index="5"><draw:image xlink:href="http://public.cwicompetentie.nl/images/gfxline.gif" xlink:type="simple" xlink:show="embed" xlink:actuate="onLoad"/></draw:frame></text:p>
          </table:table-cell>
          <table:table-cell table:style-name="Tabel7.A1" office:value-type="string">
            <text:p text:style-name="Standard"><draw:frame draw:style-name="fr1" draw:name="Afbeelding7" text:anchor-type="as-char" svg:width="2.17cm" svg:height="0.265cm" draw:z-index="6"><draw:image xlink:href="http://public.cwicompetentie.nl/images/gfxline.gif" xlink:type="simple" xlink:show="embed" xlink:actuate="onLoad"/></draw:frame></text:p>
          </table:table-cell>
          <table:table-cell table:style-name="Tabel7.A1" office:value-type="string">
            <text:p text:style-name="Standard"><draw:frame draw:style-name="fr1" draw:name="Afbeelding8" text:anchor-type="as-char" svg:width="2.17cm" svg:height="0.265cm" draw:z-index="7"><draw:image xlink:href="http://public.cwicompetentie.nl/images/gfxline.gif" xlink:type="simple" xlink:show="embed" xlink:actuate="onLoad"/></draw:frame></text:p>
          </table:table-cell>
          <table:table-cell table:style-name="Tabel7.A1" office:value-type="string">
            <text:p text:style-name="Standard"><draw:frame draw:style-name="fr1" draw:name="Afbeelding9" text:anchor-type="as-char" svg:width="2.17cm" svg:height="0.265cm" draw:z-index="8"><draw:image xlink:href="http://public.cwicompetentie.nl/images/gfxline.gif" xlink:type="simple" xlink:show="embed" xlink:actuate="onLoad"/></draw:frame></text:p>
          </table:table-cell>
          <table:table-cell table:style-name="Tabel7.A1" office:value-type="string">
            <text:p text:style-name="Standard"><draw:frame draw:style-name="fr1" draw:name="Afbeelding10" text:anchor-type="as-char" svg:width="2.17cm" svg:height="0.265cm" draw:z-index="9"><draw:image xlink:href="http://public.cwicompetentie.nl/images/spacer.gif" xlink:type="simple" xlink:show="embed" xlink:actuate="onLoad"/></draw:frame></text:p>
          </table:table-cell>
        </table:table-row>
        <table:table-row>
          <table:table-cell table:style-name="Tabel7.A1" office:value-type="string">
            <text:p text:style-name="Standard"> </text:p>
          </table:table-cell>
          <table:table-cell table:style-name="Tabel7.A1" office:value-type="string">
            <text:p text:style-name="Standard">Medeleven</text:p>
          </table:table-cell>
          <table:table-cell table:style-name="Tabel7.A1" office:value-type="string">
            <text:p text:style-name="Standard"><draw:frame draw:style-name="fr1" draw:name="Afbeelding11" text:anchor-type="as-char" svg:width="2.17cm" svg:height="0.265cm" draw:z-index="10"><draw:image xlink:href="http://public.cwicompetentie.nl/images/gfxline.gif" xlink:type="simple" xlink:show="embed" xlink:actuate="onLoad"/></draw:frame></text:p>
          </table:table-cell>
          <table:table-cell table:style-name="Tabel7.A1" office:value-type="string">
            <text:p text:style-name="Standard"><draw:frame draw:style-name="fr1" draw:name="Afbeelding12" text:anchor-type="as-char" svg:width="2.17cm" svg:height="0.265cm" draw:z-index="11"><draw:image xlink:href="http://public.cwicompetentie.nl/images/gfxline.gif" xlink:type="simple" xlink:show="embed" xlink:actuate="onLoad"/></draw:frame></text:p>
          </table:table-cell>
          <table:table-cell table:style-name="Tabel7.A1" office:value-type="string">
            <text:p text:style-name="Standard"><draw:frame draw:style-name="fr1" draw:name="Afbeelding13" text:anchor-type="as-char" svg:width="2.17cm" svg:height="0.265cm" draw:z-index="12"><draw:image xlink:href="http://public.cwicompetentie.nl/images/gfxline.gif" xlink:type="simple" xlink:show="embed" xlink:actuate="onLoad"/></draw:frame></text:p>
          </table:table-cell>
          <table:table-cell table:style-name="Tabel7.A1" office:value-type="string">
            <text:p text:style-name="Standard"><draw:frame draw:style-name="fr1" draw:name="Afbeelding14" text:anchor-type="as-char" svg:width="2.17cm" svg:height="0.265cm" draw:z-index="13"><draw:image xlink:href="http://public.cwicompetentie.nl/images/spacer.gif" xlink:type="simple" xlink:show="embed" xlink:actuate="onLoad"/></draw:frame></text:p>
          </table:table-cell>
          <table:table-cell table:style-name="Tabel7.A1" office:value-type="string">
            <text:p text:style-name="Standard"><draw:frame draw:style-name="fr1" draw:name="Afbeelding15" text:anchor-type="as-char" svg:width="2.17cm" svg:height="0.265cm" draw:z-index="14"><draw:image xlink:href="http://public.cwicompetentie.nl/images/spacer.gif" xlink:type="simple" xlink:show="embed" xlink:actuate="onLoad"/></draw:frame></text:p>
          </table:table-cell>
        </table:table-row>
        <text:soft-page-break/>
        <table:table-row>
          <table:table-cell table:style-name="Tabel7.A1" office:value-type="string">
            <text:p text:style-name="Standard">Richting geven</text:p>
          </table:table-cell>
          <table:table-cell table:style-name="Tabel7.B5" table:number-columns-spanned="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7.A1" office:value-type="string">
            <text:p text:style-name="Standard"> </text:p>
          </table:table-cell>
          <table:table-cell table:style-name="Tabel7.A1" office:value-type="string">
            <text:p text:style-name="Standard">Ambitie</text:p>
          </table:table-cell>
          <table:table-cell table:style-name="Tabel7.A1" office:value-type="string">
            <text:p text:style-name="Standard"><draw:frame draw:style-name="fr1" draw:name="Afbeelding16" text:anchor-type="as-char" svg:width="2.17cm" svg:height="0.265cm" draw:z-index="15"><draw:image xlink:href="http://public.cwicompetentie.nl/images/gfxline.gif" xlink:type="simple" xlink:show="embed" xlink:actuate="onLoad"/></draw:frame></text:p>
          </table:table-cell>
          <table:table-cell table:style-name="Tabel7.A1" office:value-type="string">
            <text:p text:style-name="Standard"><draw:frame draw:style-name="fr1" draw:name="Afbeelding17" text:anchor-type="as-char" svg:width="2.17cm" svg:height="0.265cm" draw:z-index="16"><draw:image xlink:href="http://public.cwicompetentie.nl/images/gfxline.gif" xlink:type="simple" xlink:show="embed" xlink:actuate="onLoad"/></draw:frame></text:p>
          </table:table-cell>
          <table:table-cell table:style-name="Tabel7.A1" office:value-type="string">
            <text:p text:style-name="Standard"><draw:frame draw:style-name="fr1" draw:name="Afbeelding18" text:anchor-type="as-char" svg:width="2.17cm" svg:height="0.265cm" draw:z-index="17"><draw:image xlink:href="http://public.cwicompetentie.nl/images/gfxline.gif" xlink:type="simple" xlink:show="embed" xlink:actuate="onLoad"/></draw:frame></text:p>
          </table:table-cell>
          <table:table-cell table:style-name="Tabel7.A1" office:value-type="string">
            <text:p text:style-name="Standard"><draw:frame draw:style-name="fr1" draw:name="Afbeelding19" text:anchor-type="as-char" svg:width="2.17cm" svg:height="0.265cm" draw:z-index="18"><draw:image xlink:href="http://public.cwicompetentie.nl/images/spacer.gif" xlink:type="simple" xlink:show="embed" xlink:actuate="onLoad"/></draw:frame></text:p>
          </table:table-cell>
          <table:table-cell table:style-name="Tabel7.A1" office:value-type="string">
            <text:p text:style-name="Standard"><draw:frame draw:style-name="fr1" draw:name="Afbeelding20" text:anchor-type="as-char" svg:width="2.17cm" svg:height="0.265cm" draw:z-index="19"><draw:image xlink:href="http://public.cwicompetentie.nl/images/spacer.gif" xlink:type="simple" xlink:show="embed" xlink:actuate="onLoad"/></draw:frame></text:p>
          </table:table-cell>
        </table:table-row>
        <table:table-row>
          <table:table-cell table:style-name="Tabel7.A1" office:value-type="string">
            <text:p text:style-name="Standard"> </text:p>
          </table:table-cell>
          <table:table-cell table:style-name="Tabel7.A1" office:value-type="string">
            <text:p text:style-name="Standard">Besluitvaardig</text:p>
          </table:table-cell>
          <table:table-cell table:style-name="Tabel7.A1" office:value-type="string">
            <text:p text:style-name="Standard"><draw:frame draw:style-name="fr1" draw:name="Afbeelding21" text:anchor-type="as-char" svg:width="2.17cm" svg:height="0.265cm" draw:z-index="20"><draw:image xlink:href="http://public.cwicompetentie.nl/images/gfxline.gif" xlink:type="simple" xlink:show="embed" xlink:actuate="onLoad"/></draw:frame></text:p>
          </table:table-cell>
          <table:table-cell table:style-name="Tabel7.A1" office:value-type="string">
            <text:p text:style-name="Standard"><draw:frame draw:style-name="fr1" draw:name="Afbeelding22" text:anchor-type="as-char" svg:width="2.17cm" svg:height="0.265cm" draw:z-index="21"><draw:image xlink:href="http://public.cwicompetentie.nl/images/gfxline.gif" xlink:type="simple" xlink:show="embed" xlink:actuate="onLoad"/></draw:frame></text:p>
          </table:table-cell>
          <table:table-cell table:style-name="Tabel7.A1" office:value-type="string">
            <text:p text:style-name="Standard"><draw:frame draw:style-name="fr1" draw:name="Afbeelding23" text:anchor-type="as-char" svg:width="2.17cm" svg:height="0.265cm" draw:z-index="22"><draw:image xlink:href="http://public.cwicompetentie.nl/images/gfxline.gif" xlink:type="simple" xlink:show="embed" xlink:actuate="onLoad"/></draw:frame></text:p>
          </table:table-cell>
          <table:table-cell table:style-name="Tabel7.A1" office:value-type="string">
            <text:p text:style-name="Standard"><draw:frame draw:style-name="fr1" draw:name="Afbeelding24" text:anchor-type="as-char" svg:width="2.17cm" svg:height="0.265cm" draw:z-index="23"><draw:image xlink:href="http://public.cwicompetentie.nl/images/gfxline.gif" xlink:type="simple" xlink:show="embed" xlink:actuate="onLoad"/></draw:frame></text:p>
          </table:table-cell>
          <table:table-cell table:style-name="Tabel7.A1" office:value-type="string">
            <text:p text:style-name="Standard"><draw:frame draw:style-name="fr1" draw:name="Afbeelding25" text:anchor-type="as-char" svg:width="2.17cm" svg:height="0.265cm" draw:z-index="24"><draw:image xlink:href="http://public.cwicompetentie.nl/images/spacer.gif" xlink:type="simple" xlink:show="embed" xlink:actuate="onLoad"/></draw:frame></text:p>
          </table:table-cell>
        </table:table-row>
        <table:table-row>
          <table:table-cell table:style-name="Tabel7.A1" office:value-type="string">
            <text:p text:style-name="Standard"> </text:p>
          </table:table-cell>
          <table:table-cell table:style-name="Tabel7.A1" office:value-type="string">
            <text:p text:style-name="Standard">Onafhankelijk</text:p>
          </table:table-cell>
          <table:table-cell table:style-name="Tabel7.A1" office:value-type="string">
            <text:p text:style-name="Standard"><draw:frame draw:style-name="fr1" draw:name="Afbeelding26" text:anchor-type="as-char" svg:width="2.17cm" svg:height="0.265cm" draw:z-index="25"><draw:image xlink:href="http://public.cwicompetentie.nl/images/gfxline.gif" xlink:type="simple" xlink:show="embed" xlink:actuate="onLoad"/></draw:frame></text:p>
          </table:table-cell>
          <table:table-cell table:style-name="Tabel7.A1" office:value-type="string">
            <text:p text:style-name="Standard"><draw:frame draw:style-name="fr1" draw:name="Afbeelding27" text:anchor-type="as-char" svg:width="2.17cm" svg:height="0.265cm" draw:z-index="26"><draw:image xlink:href="http://public.cwicompetentie.nl/images/gfxline.gif" xlink:type="simple" xlink:show="embed" xlink:actuate="onLoad"/></draw:frame></text:p>
          </table:table-cell>
          <table:table-cell table:style-name="Tabel7.A1" office:value-type="string">
            <text:p text:style-name="Standard"><draw:frame draw:style-name="fr1" draw:name="Afbeelding28" text:anchor-type="as-char" svg:width="2.17cm" svg:height="0.265cm" draw:z-index="27"><draw:image xlink:href="http://public.cwicompetentie.nl/images/spacer.gif" xlink:type="simple" xlink:show="embed" xlink:actuate="onLoad"/></draw:frame></text:p>
          </table:table-cell>
          <table:table-cell table:style-name="Tabel7.A1" office:value-type="string">
            <text:p text:style-name="Standard"><draw:frame draw:style-name="fr1" draw:name="Afbeelding29" text:anchor-type="as-char" svg:width="2.17cm" svg:height="0.265cm" draw:z-index="28"><draw:image xlink:href="http://public.cwicompetentie.nl/images/spacer.gif" xlink:type="simple" xlink:show="embed" xlink:actuate="onLoad"/></draw:frame></text:p>
          </table:table-cell>
          <table:table-cell table:style-name="Tabel7.A1" office:value-type="string">
            <text:p text:style-name="Standard"><draw:frame draw:style-name="fr1" draw:name="Afbeelding30" text:anchor-type="as-char" svg:width="2.17cm" svg:height="0.265cm" draw:z-index="29"><draw:image xlink:href="http://public.cwicompetentie.nl/images/spacer.gif" xlink:type="simple" xlink:show="embed" xlink:actuate="onLoad"/></draw:frame></text:p>
          </table:table-cell>
        </table:table-row>
        <table:table-row>
          <table:table-cell table:style-name="Tabel7.A1" table:number-columns-spanned="7" office:value-type="string">
            <text:p text:style-name="Standard">Initiatief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7.A1" office:value-type="string">
            <text:p text:style-name="Standard"> </text:p>
          </table:table-cell>
          <table:table-cell table:style-name="Tabel7.A1" office:value-type="string">
            <text:p text:style-name="Standard">Energie</text:p>
          </table:table-cell>
          <table:table-cell table:style-name="Tabel7.A1" office:value-type="string">
            <text:p text:style-name="Standard"><draw:frame draw:style-name="fr1" draw:name="Afbeelding31" text:anchor-type="as-char" svg:width="2.17cm" svg:height="0.265cm" draw:z-index="30"><draw:image xlink:href="http://public.cwicompetentie.nl/images/gfxline.gif" xlink:type="simple" xlink:show="embed" xlink:actuate="onLoad"/></draw:frame></text:p>
          </table:table-cell>
          <table:table-cell table:style-name="Tabel7.A1" office:value-type="string">
            <text:p text:style-name="Standard"><draw:frame draw:style-name="fr1" draw:name="Afbeelding32" text:anchor-type="as-char" svg:width="2.17cm" svg:height="0.265cm" draw:z-index="31"><draw:image xlink:href="http://public.cwicompetentie.nl/images/gfxline.gif" xlink:type="simple" xlink:show="embed" xlink:actuate="onLoad"/></draw:frame></text:p>
          </table:table-cell>
          <table:table-cell table:style-name="Tabel7.A1" office:value-type="string">
            <text:p text:style-name="Standard"><draw:frame draw:style-name="fr1" draw:name="Afbeelding33" text:anchor-type="as-char" svg:width="2.17cm" svg:height="0.265cm" draw:z-index="32"><draw:image xlink:href="http://public.cwicompetentie.nl/images/spacer.gif" xlink:type="simple" xlink:show="embed" xlink:actuate="onLoad"/></draw:frame></text:p>
          </table:table-cell>
          <table:table-cell table:style-name="Tabel7.A1" office:value-type="string">
            <text:p text:style-name="Standard"><draw:frame draw:style-name="fr1" draw:name="Afbeelding34" text:anchor-type="as-char" svg:width="2.17cm" svg:height="0.265cm" draw:z-index="33"><draw:image xlink:href="http://public.cwicompetentie.nl/images/spacer.gif" xlink:type="simple" xlink:show="embed" xlink:actuate="onLoad"/></draw:frame></text:p>
          </table:table-cell>
          <table:table-cell table:style-name="Tabel7.A1" office:value-type="string">
            <text:p text:style-name="Standard"><draw:frame draw:style-name="fr1" draw:name="Afbeelding35" text:anchor-type="as-char" svg:width="2.17cm" svg:height="0.265cm" draw:z-index="34"><draw:image xlink:href="http://public.cwicompetentie.nl/images/spacer.gif" xlink:type="simple" xlink:show="embed" xlink:actuate="onLoad"/></draw:frame></text:p>
          </table:table-cell>
        </table:table-row>
        <table:table-row>
          <table:table-cell table:style-name="Tabel7.A1" office:value-type="string">
            <text:p text:style-name="Standard"> </text:p>
          </table:table-cell>
          <table:table-cell table:style-name="Tabel7.A1" office:value-type="string">
            <text:p text:style-name="Standard">Zelfvertrouwen</text:p>
          </table:table-cell>
          <table:table-cell table:style-name="Tabel7.A1" office:value-type="string">
            <text:p text:style-name="Standard"><draw:frame draw:style-name="fr1" draw:name="Afbeelding36" text:anchor-type="as-char" svg:width="2.17cm" svg:height="0.265cm" draw:z-index="35"><draw:image xlink:href="http://public.cwicompetentie.nl/images/gfxline.gif" xlink:type="simple" xlink:show="embed" xlink:actuate="onLoad"/></draw:frame></text:p>
          </table:table-cell>
          <table:table-cell table:style-name="Tabel7.A1" office:value-type="string">
            <text:p text:style-name="Standard"><draw:frame draw:style-name="fr1" draw:name="Afbeelding37" text:anchor-type="as-char" svg:width="2.17cm" svg:height="0.265cm" draw:z-index="36"><draw:image xlink:href="http://public.cwicompetentie.nl/images/gfxline.gif" xlink:type="simple" xlink:show="embed" xlink:actuate="onLoad"/></draw:frame></text:p>
          </table:table-cell>
          <table:table-cell table:style-name="Tabel7.A1" office:value-type="string">
            <text:p text:style-name="Standard"><draw:frame draw:style-name="fr1" draw:name="Afbeelding38" text:anchor-type="as-char" svg:width="2.17cm" svg:height="0.265cm" draw:z-index="37"><draw:image xlink:href="http://public.cwicompetentie.nl/images/spacer.gif" xlink:type="simple" xlink:show="embed" xlink:actuate="onLoad"/></draw:frame></text:p>
          </table:table-cell>
          <table:table-cell table:style-name="Tabel7.A1" office:value-type="string">
            <text:p text:style-name="Standard"><draw:frame draw:style-name="fr1" draw:name="Afbeelding39" text:anchor-type="as-char" svg:width="2.17cm" svg:height="0.265cm" draw:z-index="38"><draw:image xlink:href="http://public.cwicompetentie.nl/images/spacer.gif" xlink:type="simple" xlink:show="embed" xlink:actuate="onLoad"/></draw:frame></text:p>
          </table:table-cell>
          <table:table-cell table:style-name="Tabel7.A1" office:value-type="string">
            <text:p text:style-name="Standard"><draw:frame draw:style-name="fr1" draw:name="Afbeelding40" text:anchor-type="as-char" svg:width="2.17cm" svg:height="0.265cm" draw:z-index="39"><draw:image xlink:href="http://public.cwicompetentie.nl/images/spacer.gif" xlink:type="simple" xlink:show="embed" xlink:actuate="onLoad"/></draw:frame></text:p>
          </table:table-cell>
        </table:table-row>
        <table:table-row>
          <table:table-cell table:style-name="Tabel7.A1" office:value-type="string">
            <text:p text:style-name="Standard"> </text:p>
          </table:table-cell>
          <table:table-cell table:style-name="Tabel7.A1" office:value-type="string">
            <text:p text:style-name="Standard">Vindingrijk</text:p>
          </table:table-cell>
          <table:table-cell table:style-name="Tabel7.A1" office:value-type="string">
            <text:p text:style-name="Standard"><draw:frame draw:style-name="fr1" draw:name="Afbeelding41" text:anchor-type="as-char" svg:width="2.17cm" svg:height="0.265cm" draw:z-index="40"><draw:image xlink:href="http://public.cwicompetentie.nl/images/gfxline.gif" xlink:type="simple" xlink:show="embed" xlink:actuate="onLoad"/></draw:frame></text:p>
          </table:table-cell>
          <table:table-cell table:style-name="Tabel7.A1" office:value-type="string">
            <text:p text:style-name="Standard"><draw:frame draw:style-name="fr1" draw:name="Afbeelding42" text:anchor-type="as-char" svg:width="2.17cm" svg:height="0.265cm" draw:z-index="41"><draw:image xlink:href="http://public.cwicompetentie.nl/images/gfxline.gif" xlink:type="simple" xlink:show="embed" xlink:actuate="onLoad"/></draw:frame></text:p>
          </table:table-cell>
          <table:table-cell table:style-name="Tabel7.A1" office:value-type="string">
            <text:p text:style-name="Standard"><draw:frame draw:style-name="fr1" draw:name="Afbeelding43" text:anchor-type="as-char" svg:width="2.17cm" svg:height="0.265cm" draw:z-index="42"><draw:image xlink:href="http://public.cwicompetentie.nl/images/spacer.gif" xlink:type="simple" xlink:show="embed" xlink:actuate="onLoad"/></draw:frame></text:p>
          </table:table-cell>
          <table:table-cell table:style-name="Tabel7.A1" office:value-type="string">
            <text:p text:style-name="Standard"><draw:frame draw:style-name="fr1" draw:name="Afbeelding44" text:anchor-type="as-char" svg:width="2.17cm" svg:height="0.265cm" draw:z-index="43"><draw:image xlink:href="http://public.cwicompetentie.nl/images/spacer.gif" xlink:type="simple" xlink:show="embed" xlink:actuate="onLoad"/></draw:frame></text:p>
          </table:table-cell>
          <table:table-cell table:style-name="Tabel7.A1" office:value-type="string">
            <text:p text:style-name="Standard"><draw:frame draw:style-name="fr1" draw:name="Afbeelding45" text:anchor-type="as-char" svg:width="2.17cm" svg:height="0.265cm" draw:z-index="44"><draw:image xlink:href="http://public.cwicompetentie.nl/images/spacer.gif" xlink:type="simple" xlink:show="embed" xlink:actuate="onLoad"/></draw:frame></text:p>
          </table:table-cell>
        </table:table-row>
        <table:table-row>
          <table:table-cell table:style-name="Tabel7.A1" table:number-columns-spanned="7" office:value-type="string">
            <text:p text:style-name="Standard">Zorgvuldig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7.A1" office:value-type="string">
            <text:p text:style-name="Standard"> </text:p>
          </table:table-cell>
          <table:table-cell table:style-name="Tabel7.A1" office:value-type="string">
            <text:p text:style-name="Standard">Serieus</text:p>
          </table:table-cell>
          <table:table-cell table:style-name="Tabel7.A1" office:value-type="string">
            <text:p text:style-name="Standard"><draw:frame draw:style-name="fr1" draw:name="Afbeelding46" text:anchor-type="as-char" svg:width="2.17cm" svg:height="0.265cm" draw:z-index="45"><draw:image xlink:href="http://public.cwicompetentie.nl/images/gfxline.gif" xlink:type="simple" xlink:show="embed" xlink:actuate="onLoad"/></draw:frame></text:p>
          </table:table-cell>
          <table:table-cell table:style-name="Tabel7.A1" office:value-type="string">
            <text:p text:style-name="Standard"><draw:frame draw:style-name="fr1" draw:name="Afbeelding47" text:anchor-type="as-char" svg:width="2.17cm" svg:height="0.265cm" draw:z-index="46"><draw:image xlink:href="http://public.cwicompetentie.nl/images/gfxline.gif" xlink:type="simple" xlink:show="embed" xlink:actuate="onLoad"/></draw:frame></text:p>
          </table:table-cell>
          <table:table-cell table:style-name="Tabel7.A1" office:value-type="string">
            <text:p text:style-name="Standard"><draw:frame draw:style-name="fr1" draw:name="Afbeelding48" text:anchor-type="as-char" svg:width="2.17cm" svg:height="0.265cm" draw:z-index="47"><draw:image xlink:href="http://public.cwicompetentie.nl/images/spacer.gif" xlink:type="simple" xlink:show="embed" xlink:actuate="onLoad"/></draw:frame></text:p>
          </table:table-cell>
          <table:table-cell table:style-name="Tabel7.A1" office:value-type="string">
            <text:p text:style-name="Standard"><draw:frame draw:style-name="fr1" draw:name="Afbeelding49" text:anchor-type="as-char" svg:width="2.17cm" svg:height="0.265cm" draw:z-index="48"><draw:image xlink:href="http://public.cwicompetentie.nl/images/spacer.gif" xlink:type="simple" xlink:show="embed" xlink:actuate="onLoad"/></draw:frame></text:p>
          </table:table-cell>
          <table:table-cell table:style-name="Tabel7.A1" office:value-type="string">
            <text:p text:style-name="Standard"><draw:frame draw:style-name="fr1" draw:name="Afbeelding50" text:anchor-type="as-char" svg:width="2.17cm" svg:height="0.265cm" draw:z-index="49"><draw:image xlink:href="http://public.cwicompetentie.nl/images/spacer.gif" xlink:type="simple" xlink:show="embed" xlink:actuate="onLoad"/></draw:frame></text:p>
          </table:table-cell>
        </table:table-row>
        <table:table-row>
          <table:table-cell table:style-name="Tabel7.A1" office:value-type="string">
            <text:p text:style-name="Standard"> </text:p>
          </table:table-cell>
          <table:table-cell table:style-name="Tabel7.A1" office:value-type="string">
            <text:p text:style-name="Standard">Bedachtzaam</text:p>
          </table:table-cell>
          <table:table-cell table:style-name="Tabel7.A1" office:value-type="string">
            <text:p text:style-name="Standard"><draw:frame draw:style-name="fr1" draw:name="Afbeelding51" text:anchor-type="as-char" svg:width="2.17cm" svg:height="0.265cm" draw:z-index="50"><draw:image xlink:href="http://public.cwicompetentie.nl/images/gfxline.gif" xlink:type="simple" xlink:show="embed" xlink:actuate="onLoad"/></draw:frame></text:p>
          </table:table-cell>
          <table:table-cell table:style-name="Tabel7.A1" office:value-type="string">
            <text:p text:style-name="Standard"><draw:frame draw:style-name="fr1" draw:name="Afbeelding52" text:anchor-type="as-char" svg:width="2.17cm" svg:height="0.265cm" draw:z-index="51"><draw:image xlink:href="http://public.cwicompetentie.nl/images/gfxline.gif" xlink:type="simple" xlink:show="embed" xlink:actuate="onLoad"/></draw:frame></text:p>
          </table:table-cell>
          <table:table-cell table:style-name="Tabel7.A1" office:value-type="string">
            <text:p text:style-name="Standard"><draw:frame draw:style-name="fr1" draw:name="Afbeelding53" text:anchor-type="as-char" svg:width="2.17cm" svg:height="0.265cm" draw:z-index="52"><draw:image xlink:href="http://public.cwicompetentie.nl/images/gfxline.gif" xlink:type="simple" xlink:show="embed" xlink:actuate="onLoad"/></draw:frame></text:p>
          </table:table-cell>
          <table:table-cell table:style-name="Tabel7.A1" office:value-type="string">
            <text:p text:style-name="Standard"><draw:frame draw:style-name="fr1" draw:name="Afbeelding54" text:anchor-type="as-char" svg:width="2.17cm" svg:height="0.265cm" draw:z-index="53"><draw:image xlink:href="http://public.cwicompetentie.nl/images/gfxline.gif" xlink:type="simple" xlink:show="embed" xlink:actuate="onLoad"/></draw:frame></text:p>
          </table:table-cell>
          <table:table-cell table:style-name="Tabel7.A1" office:value-type="string">
            <text:p text:style-name="Standard"><draw:frame draw:style-name="fr1" draw:name="Afbeelding55" text:anchor-type="as-char" svg:width="2.17cm" svg:height="0.265cm" draw:z-index="54"><draw:image xlink:href="http://public.cwicompetentie.nl/images/spacer.gif" xlink:type="simple" xlink:show="embed" xlink:actuate="onLoad"/></draw:frame></text:p>
          </table:table-cell>
        </table:table-row>
        <table:table-row>
          <table:table-cell table:style-name="Tabel7.A1" office:value-type="string">
            <text:p text:style-name="Standard"> </text:p>
          </table:table-cell>
          <table:table-cell table:style-name="Tabel7.A1" office:value-type="string">
            <text:p text:style-name="Standard">Nauwkeurigheid</text:p>
          </table:table-cell>
          <table:table-cell table:style-name="Tabel7.A1" office:value-type="string">
            <text:p text:style-name="Standard"><draw:frame draw:style-name="fr1" draw:name="Afbeelding56" text:anchor-type="as-char" svg:width="2.17cm" svg:height="0.265cm" draw:z-index="55"><draw:image xlink:href="http://public.cwicompetentie.nl/images/gfxline.gif" xlink:type="simple" xlink:show="embed" xlink:actuate="onLoad"/></draw:frame></text:p>
          </table:table-cell>
          <table:table-cell table:style-name="Tabel7.A1" office:value-type="string">
            <text:p text:style-name="Standard"><draw:frame draw:style-name="fr1" draw:name="Afbeelding57" text:anchor-type="as-char" svg:width="2.17cm" svg:height="0.265cm" draw:z-index="56"><draw:image xlink:href="http://public.cwicompetentie.nl/images/gfxline.gif" xlink:type="simple" xlink:show="embed" xlink:actuate="onLoad"/></draw:frame></text:p>
          </table:table-cell>
          <table:table-cell table:style-name="Tabel7.A1" office:value-type="string">
            <text:p text:style-name="Standard"><draw:frame draw:style-name="fr1" draw:name="Afbeelding58" text:anchor-type="as-char" svg:width="2.17cm" svg:height="0.265cm" draw:z-index="57"><draw:image xlink:href="http://public.cwicompetentie.nl/images/gfxline.gif" xlink:type="simple" xlink:show="embed" xlink:actuate="onLoad"/></draw:frame></text:p>
          </table:table-cell>
          <table:table-cell table:style-name="Tabel7.A1" office:value-type="string">
            <text:p text:style-name="Standard"><draw:frame draw:style-name="fr1" draw:name="Afbeelding59" text:anchor-type="as-char" svg:width="2.17cm" svg:height="0.265cm" draw:z-index="58"><draw:image xlink:href="http://public.cwicompetentie.nl/images/spacer.gif" xlink:type="simple" xlink:show="embed" xlink:actuate="onLoad"/></draw:frame></text:p>
          </table:table-cell>
          <table:table-cell table:style-name="Tabel7.A1" office:value-type="string">
            <text:p text:style-name="Standard"><draw:frame draw:style-name="fr1" draw:name="Afbeelding60" text:anchor-type="as-char" svg:width="2.17cm" svg:height="0.265cm" draw:z-index="59"><draw:image xlink:href="http://public.cwicompetentie.nl/images/spacer.gif" xlink:type="simple" xlink:show="embed" xlink:actuate="onLoad"/></draw:frame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Verdana" svg:font-family="Verdana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6T15:51:27.233000000</meta:creation-date>
    <dc:date>2014-05-06T15:52:28.288000000</dc:date>
    <meta:editing-duration>P0D</meta:editing-duration>
    <meta:editing-cycles>1</meta:editing-cycles>
    <meta:document-statistic meta:table-count="7" meta:image-count="60" meta:object-count="0" meta:page-count="3" meta:paragraph-count="153" meta:word-count="783" meta:character-count="4647" meta:non-whitespace-character-count="3927"/>
    <meta:generator>LibreOffice/4.2.2.1$Windows_x86 LibreOffice_project/3be8cda0bddd8e430d8cda1ebfd581265cca5a0f</meta:generator>
  </office:meta>
</office:document-meta>
</file>